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1ce401" officeooo:paragraph-rsid="001ce401"/>
    </style:style>
    <style:style style:name="P2" style:family="paragraph" style:parent-style-name="Standard">
      <style:text-properties style:font-name="DejaVu Sans Condensed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" fo:font-weight="bold" officeooo:rsid="0029d005" officeooo:paragraph-rsid="0029d005" style:font-weight-asian="bold" style:font-weight-complex="bold"/>
    </style:style>
    <style:style style:name="P4" style:family="paragraph" style:parent-style-name="Standard">
      <style:text-properties style:font-name="DejaVu Sans Condensed" fo:font-weight="normal" officeooo:rsid="0029d005" officeooo:paragraph-rsid="0029d005" style:font-weight-asian="normal" style:font-weight-complex="normal"/>
    </style:style>
    <style:style style:name="P5" style:family="paragraph" style:parent-style-name="Standard" style:list-style-name="L1">
      <style:text-properties style:font-name="DejaVu Sans Condensed" fo:font-weight="normal" officeooo:rsid="002e57e4" officeooo:paragraph-rsid="002e57e4" style:font-weight-asian="normal" style:font-weight-complex="normal"/>
    </style:style>
    <style:style style:name="P6" style:family="paragraph" style:parent-style-name="Standard" style:list-style-name="L1">
      <style:text-properties style:font-name="DejaVu Sans Condensed" fo:font-weight="normal" officeooo:rsid="002fe28a" officeooo:paragraph-rsid="002fe28a" style:font-weight-asian="normal" style:font-weight-complex="normal"/>
    </style:style>
    <style:style style:name="P7" style:family="paragraph" style:parent-style-name="Standard">
      <style:text-properties style:font-name="DejaVu Sans Condensed" officeooo:rsid="001e3195" officeooo:paragraph-rsid="00311d16"/>
    </style:style>
    <style:style style:name="P8" style:family="paragraph" style:parent-style-name="Standard" style:list-style-name="L1">
      <style:text-properties officeooo:paragraph-rsid="002e57e4"/>
    </style:style>
    <style:style style:name="P9" style:family="paragraph" style:parent-style-name="Standard">
      <style:text-properties style:font-name="DejaVu Sans Condensed" officeooo:rsid="002fe28a" officeooo:paragraph-rsid="001ce401"/>
    </style:style>
    <style:style style:name="P10" style:family="paragraph" style:parent-style-name="Standard" style:list-style-name="L2">
      <style:text-properties style:font-name="DejaVu Sans Condensed" officeooo:rsid="00326f41" officeooo:paragraph-rsid="00326f41"/>
    </style:style>
    <style:style style:name="P11" style:family="paragraph" style:parent-style-name="Standard" style:list-style-name="L2">
      <style:text-properties officeooo:paragraph-rsid="00311d16"/>
    </style:style>
    <style:style style:name="T1" style:family="text">
      <style:text-properties style:font-name="DejaVu Sans Condensed" fo:font-weight="normal" officeooo:rsid="002e57e4" style:font-weight-asian="normal" style:font-weight-complex="normal"/>
    </style:style>
    <style:style style:name="T2" style:family="text">
      <style:text-properties style:font-name="DejaVu Sans Condensed" fo:font-style="italic" fo:font-weight="normal" officeooo:rsid="002e57e4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57e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e57e4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officeooo:rsid="00311d16"/>
    </style:style>
    <style:style style:name="T9" style:family="text">
      <style:text-properties style:font-name="DejaVu Sans Mono" officeooo:rsid="0033b154"/>
    </style:style>
    <style:style style:name="T10" style:family="text">
      <style:text-properties style:font-name="DejaVu Sans Condensed" officeooo:rsid="00311d16"/>
    </style:style>
    <style:style style:name="T11" style:family="text">
      <style:text-properties fo:font-weight="bold" officeooo:rsid="00311d16" style:font-weight-asian="bold" style:font-weight-complex="bold"/>
    </style:style>
    <style:style style:name="T12" style:family="text">
      <style:text-properties officeooo:rsid="0033b15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<text:span text:style-name="T6">2</text:span>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3">Pre-lab Questions</text:p>
      <text:list xml:id="list4574581713572995434" text:style-name="L1">
        <text:list-header>
          <text:p text:style-name="P5"/>
        </text:list-header>
        <text:list-item>
          <text:p text:style-name="P6">A <text:span text:style-name="T4">const</text:span><text:span text:style-name="T6"> is a memory location whose value cannot change during the execution of the program.</text:span></text:p>
          <text:p text:style-name="P5"/>
        </text:list-item>
        <text:list-item>
          <text:p text:style-name="P5"><text:span text:style-name="T3">int</text:span> is a data type that only holds numbers with no fractional component</text:p>
          <text:p text:style-name="P5"/>
        </text:list-item>
        <text:list-item>
          <text:p text:style-name="P5"><text:span text:style-name="T3">float</text:span><text:span text:style-name="T5"> is</text:span> a data type that holds numbers with fractional components.</text:p>
          <text:p text:style-name="P5"></text:p>
        </text:list-item>
        <text:list-item>
          <text:p text:style-name="P5"><text:span text:style-name="T3">modulus (%) </text:span>is an arithmetic operator that gives the remainder of a division problem.</text:p>
          <text:p text:style-name="P5"/>
        </text:list-item>
        <text:list-item>
          <text:p text:style-name="P5"><text:span text:style-name="T7">cout &lt;&lt;</text:span> is an example of the <text:span text:style-name="T3">output </text:span><text:span text:style-name="T5">fundamental</text:span> instruction.</text:p>
          <text:p text:style-name="P5"/>
        </text:list-item>
        <text:list-item>
          <text:p text:style-name="P5"><text:span text:style-name="T3">bool </text:span>data types only have two values: true and false.</text:p>
          <text:p text:style-name="P5"/>
        </text:list-item>
        <text:list-item>
          <text:p text:style-name="P5">One byte consists of <text:span text:style-name="T3">8</text:span> bits.</text:p>
          <text:p text:style-name="P5"/>
        </text:list-item>
        <text:list-item>
          <text:p text:style-name="P5"><text:span text:style-name="T7">//</text:span> or <text:span text:style-name="T7">/* </text:span>in C++ indicates the start of a <text:span text:style-name="T3">comment</text:span>.</text:p>
          <text:p text:style-name="P5"/>
        </text:list-item>
        <text:list-item>
          <text:p text:style-name="P5">A <text:span text:style-name="T3">variable </text:span>is a memory location whose value can change during the execution of the program.</text:p>
          <text:p text:style-name="P5"/>
        </text:list-item>
        <text:list-item>
          <text:p text:style-name="P8"><text:span text:style-name="T1">A </text:span><text:span text:style-name="T2">string</text:span><text:span text:style-name="T1"> can hold a sequence of characters such as a name.</text:span></text:p>
        </text:list-item>
      </text:list>
      <text:p text:style-name="P4"/>
      <text:p text:style-name="P1"/>
      <text:p text:style-name="P7"><text:span text:style-name="T11">Exercises</text:span></text:p>
      <text:p text:style-name="P7">This lab was completed using g++ 4.9.1 on linux kernel 3.16.1, x86_64</text:p>
      <text:p text:style-name="P9"/>
      <text:list xml:id="list5041257383605509873" text:style-name="L2">
        <text:list-item>
          <text:list>
            <text:list-item>
              <text:p text:style-name="P11"><text:span text:style-name="T10">For lab 2.2, I opted to use the </text:span><text:span text:style-name="T8">const</text:span><text:span text:style-name="T10"> included in GCC's implementation of </text:span><text:span text:style-name="T8">&lt;cmath&gt;</text:span><text:span text:style-name="T10"> for </text:span><text:span text:style-name="T8">M_PI</text:span><text:span text:style-name="T10">, and redefined it as PI to fit with the rest of the exercise. The output of the compiled program is as follows:<text:line-break/><text:line-break/></text:span><text:span text:style-name="T8">The circumference of the circle is 33.9292<text:line-break/> <text:s text:c="2"/>The area of the circle is 91.6088<text:line-break/><text:line-break/></text:span><text:span text:style-name="T10">To achieve these results, I defined global constants </text:span><text:span text:style-name="T8">PI</text:span><text:span text:style-name="T10"> and </text:span><text:span text:style-name="T8">RADIUS</text:span><text:span text:style-name="T10">, </text:span><text:span text:style-name="T8">double</text:span><text:span text:style-name="T10"> variables to store the computed values of </text:span><text:span text:style-name="T8">circumference</text:span><text:span text:style-name="T10"> and </text:span><text:span text:style-name="T8">area</text:span><text:span text:style-name="T10">, and variable assignments that used expressions representing the algebraic formula to calculate the computed values.</text:span></text:p>
              <text:p text:style-name="P11"><text:span text:style-name="T10"/></text:p>
            </text:list-item>
            <text:list-item>
              <text:p text:style-name="P10">The program I wrote to compute the perimeter and area of a 8x3 rectangle is attached under the filename <text:span text:style-name="T7">3.rectarea.cpp</text:span>.</text:p>
              <text:p text:style-name="P10"/>
            </text:list-item>
            <text:list-item>
              <text:p text:style-name="P10">It is not possible to change the choice of <text:span text:style-name="T7">FAVORITESODA</text:span> inside of <text:span text:style-name="T7">main()</text:span> because it was defined globally as a <text:span text:style-name="T7">const</text:span>, <text:span text:style-name="T12">meaning the program will be compiled under the assumption that the value of </text:span><text:span text:style-name="T9">FAVORITESODA</text:span><text:span text:style-name="T12"> will never change</text:span>. <text:span text:style-name="T12">However, it is possible to change the value of </text:span><text:span text:style-name="T9">favoriteSnack</text:span><text:span text:style-name="T12"> because it was not defined as a </text:span><text:span text:style-name="T9">const</text:span><text:span text:style-name="T12">, and is therefore allowed to change as much as desired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1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02T20:20:50.412715296</dc:date>
    <meta:editing-duration>PT3H40M5S</meta:editing-duration>
    <meta:editing-cycles>21</meta:editing-cycles>
    <meta:generator>LibreOffice/4.2.5.2$Linux_X86_64 LibreOffice_project/420m0$Build-2</meta:generator>
    <meta:document-statistic meta:table-count="0" meta:image-count="0" meta:object-count="0" meta:page-count="1" meta:paragraph-count="20" meta:word-count="333" meta:character-count="1889" meta:non-whitespace-character-count="1564"/>
  </office:meta>
</office:document-meta>
</file>